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春風のおかげで、全員の煩悩を振り払うことが
できたよう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にゃんこ姉！　みんなの保護者なだけは
あ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つ決まったのよ、そ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だおしりがひりひりす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を忘れて暴走していました・・・すみ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なにカワイイ生き物に迫られたら、誰でも
理性爆発しちゃ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精霊の代表として面目な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再び彼らの魔性に引き込まれないうちに、
バルカド遺跡へ向か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ね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Yeah. 
</text:p>
          </table:table-cell>
          <table:table-cell table:style-name="ce0" office:value-type="string">
            <text:p>Yeah.</text:p>
          </table:table-cell>
          <table:table-cell table:number-columns-repeated="1019"/>
        </table:table-row>
        <table:table-row>
          <table:table-cell table:style-name="ce0" office:value-type="string">
            <text:p>それじゃ出発！　お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o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っぱかわいいいいいぃぃぃぃー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